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N °ordre">
            <text:p>N °ordre</text:p>
          </table:table-cell>
          <table:table-cell table:style-name="pd1" office:value-type="string" office:value="N° Ml">
            <text:p>N° Ml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  <table:table-cell table:style-name="pd1" office:value-type="string" office:value="Sexe">
            <text:p>Sexe</text:p>
          </table:table-cell>
          <table:table-cell table:style-name="pd1" office:value-type="string" office:value="Lieu de naissance">
            <text:p>Lieu de naissance</text:p>
          </table:table-cell>
          <table:table-cell table:style-name="pd1" office:value-type="string" office:value="Date de naissance">
            <text:p>Date de naissance</text:p>
          </table:table-cell>
          <table:table-cell table:style-name="pd1" office:value-type="string" office:value="Prenom du père">
            <text:p>Prenom du père</text:p>
          </table:table-cell>
          <table:table-cell table:style-name="pd1" office:value-type="string" office:value="Nom du père">
            <text:p>Nom du père</text:p>
          </table:table-cell>
          <table:table-cell table:style-name="pd1" office:value-type="string" office:value="Prenom de la mere">
            <text:p>Prenom de la mere</text:p>
          </table:table-cell>
          <table:table-cell table:style-name="pd1" office:value-type="string" office:value="Nom de la mère">
            <text:p>Nom de la mère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string" office:value="Oumar">
            <text:p>Oumar</text:p>
          </table:table-cell>
          <table:table-cell office:value-type="string" office:value="Doumbia">
            <text:p>Doumbi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08-13T00:00:00">
            <text:p>Thu Aug 13 00:00:00 2015</text:p>
          </table:table-cell>
          <table:table-cell office:value-type="string" office:value="Adama">
            <text:p>Adama</text:p>
          </table:table-cell>
          <table:table-cell office:value-type="string" office:value="Doumbia">
            <text:p>Doumbia</text:p>
          </table:table-cell>
          <table:table-cell office:value-type="string" office:value="Farima">
            <text:p>Farima</text:p>
          </table:table-cell>
          <table:table-cell office:value-type="string" office:value="Coulibaly">
            <text:p>Coulibaly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string" office:value="Aminata">
            <text:p>Aminata</text:p>
          </table:table-cell>
          <table:table-cell office:value-type="string" office:value="Dembelé">
            <text:p>Dembelé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7-03-27T00:00:00">
            <text:p>Mon Mar 27 00:00:00 2017</text:p>
          </table:table-cell>
          <table:table-cell office:value-type="string" office:value="Souleymane">
            <text:p>Souleymane</text:p>
          </table:table-cell>
          <table:table-cell office:value-type="string" office:value="Dembelé">
            <text:p>Dembelé</text:p>
          </table:table-cell>
          <table:table-cell office:value-type="string" office:value="Aminata">
            <text:p>Aminata</text:p>
          </table:table-cell>
          <table:table-cell office:value-type="string" office:value="Doumbia">
            <text:p>Doumbia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string" office:value="Aminata">
            <text:p>Aminata</text:p>
          </table:table-cell>
          <table:table-cell office:value-type="string" office:value="Djibo">
            <text:p>Djibo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10-15T00:00:00">
            <text:p>Thu Oct 15 00:00:00 2015</text:p>
          </table:table-cell>
          <table:table-cell office:value-type="string" office:value="Kassim">
            <text:p>Kassim</text:p>
          </table:table-cell>
          <table:table-cell office:value-type="string" office:value="Djibo">
            <text:p>Djibo</text:p>
          </table:table-cell>
          <table:table-cell office:value-type="string" office:value="Fatoumata">
            <text:p>Fatoumata</text:p>
          </table:table-cell>
          <table:table-cell office:value-type="string" office:value="Samake">
            <text:p>Samak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string" office:value="Assetou">
            <text:p>Assetou</text:p>
          </table:table-cell>
          <table:table-cell office:value-type="string" office:value="Keïta">
            <text:p>Keït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4-09-28T00:00:00">
            <text:p>Sun Sep 28 00:00:00 2014</text:p>
          </table:table-cell>
          <table:table-cell office:value-type="string" office:value="Amadou">
            <text:p>Amadou</text:p>
          </table:table-cell>
          <table:table-cell office:value-type="string" office:value="Keïta">
            <text:p>Keïta</text:p>
          </table:table-cell>
          <table:table-cell office:value-type="string" office:value="Aïche">
            <text:p>Aïche</text:p>
          </table:table-cell>
          <table:table-cell office:value-type="string" office:value="Bah">
            <text:p>Bah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80">
            <text:p>580</text:p>
          </table:table-cell>
          <table:table-cell office:value-type="string" office:value="Djélika">
            <text:p>Djélika</text:p>
          </table:table-cell>
          <table:table-cell office:value-type="string" office:value="Djibo">
            <text:p>Djibo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07-11T00:00:00">
            <text:p>Sat Jul 11 00:00:00 2015</text:p>
          </table:table-cell>
          <table:table-cell office:value-type="string" office:value="Kabila">
            <text:p>Kabila</text:p>
          </table:table-cell>
          <table:table-cell office:value-type="string" office:value="Djibo">
            <text:p>Djibo</text:p>
          </table:table-cell>
          <table:table-cell office:value-type="string" office:value="Farma">
            <text:p>Farma</text:p>
          </table:table-cell>
          <table:table-cell office:value-type="string" office:value="Sangare">
            <text:p>Sangar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81">
            <text:p>581</text:p>
          </table:table-cell>
          <table:table-cell office:value-type="string" office:value="Aboubacar">
            <text:p>Aboubacar</text:p>
          </table:table-cell>
          <table:table-cell office:value-type="string" office:value="Bouare">
            <text:p>Bouare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4-09-04T00:00:00">
            <text:p>Thu Sep  4 00:00:00 2014</text:p>
          </table:table-cell>
          <table:table-cell office:value-type="string" office:value="Sadjo">
            <text:p>Sadjo</text:p>
          </table:table-cell>
          <table:table-cell office:value-type="string" office:value="Bouare">
            <text:p>Bouare</text:p>
          </table:table-cell>
          <table:table-cell office:value-type="string" office:value="Fatoumata">
            <text:p>Fatoumata</text:p>
          </table:table-cell>
          <table:table-cell office:value-type="string" office:value="Sacko">
            <text:p>Sacko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82">
            <text:p>582</text:p>
          </table:table-cell>
          <table:table-cell office:value-type="string" office:value="Kadia Bamousso">
            <text:p>Kadia Bamousso</text:p>
          </table:table-cell>
          <table:table-cell office:value-type="string" office:value="Tangara">
            <text:p>Tangar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1-23T00:00:00">
            <text:p>Sat Jan 23 00:00:00 2016</text:p>
          </table:table-cell>
          <table:table-cell office:value-type="string" office:value="Yaya">
            <text:p>Yaya</text:p>
          </table:table-cell>
          <table:table-cell office:value-type="string" office:value="Tangara">
            <text:p>Tangara</text:p>
          </table:table-cell>
          <table:table-cell office:value-type="string" office:value="Korotoumou">
            <text:p>Korotoumou</text:p>
          </table:table-cell>
          <table:table-cell office:value-type="string" office:value="Katilé">
            <text:p>Katilé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83">
            <text:p>583</text:p>
          </table:table-cell>
          <table:table-cell office:value-type="string" office:value="Fatoumata">
            <text:p>Fatoumata</text:p>
          </table:table-cell>
          <table:table-cell office:value-type="string" office:value="Kalane">
            <text:p>Kalane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08-27T00:00:00">
            <text:p>Thu Aug 27 00:00:00 2015</text:p>
          </table:table-cell>
          <table:table-cell office:value-type="string" office:value="Abeya">
            <text:p>Abeya</text:p>
          </table:table-cell>
          <table:table-cell office:value-type="string" office:value="Kalane">
            <text:p>Kalane</text:p>
          </table:table-cell>
          <table:table-cell office:value-type="string" office:value="Adam">
            <text:p>Adam</text:p>
          </table:table-cell>
          <table:table-cell office:value-type="string" office:value="Maiga">
            <text:p>Maiga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84">
            <text:p>584</text:p>
          </table:table-cell>
          <table:table-cell office:value-type="string" office:value="Daouda">
            <text:p>Daouda</text:p>
          </table:table-cell>
          <table:table-cell office:value-type="string" office:value="Doumbia">
            <text:p>Doumbi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1-13T00:00:00">
            <text:p>Wed Jan 13 00:00:00 2016</text:p>
          </table:table-cell>
          <table:table-cell office:value-type="string" office:value="Mamadou">
            <text:p>Mamadou</text:p>
          </table:table-cell>
          <table:table-cell office:value-type="string" office:value="Doumbia">
            <text:p>Doumbia</text:p>
          </table:table-cell>
          <table:table-cell office:value-type="string" office:value="Aminata">
            <text:p>Aminata</text:p>
          </table:table-cell>
          <table:table-cell office:value-type="string" office:value="Diancoumba">
            <text:p>Diancoumba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string" office:value="Ousmane">
            <text:p>Ousmane</text:p>
          </table:table-cell>
          <table:table-cell office:value-type="string" office:value="Djibo">
            <text:p>Djibo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10-06T00:00:00">
            <text:p>Thu Oct  6 00:00:00 2016</text:p>
          </table:table-cell>
          <table:table-cell office:value-type="string" office:value="Oumar">
            <text:p>Oumar</text:p>
          </table:table-cell>
          <table:table-cell office:value-type="string" office:value="Djibo">
            <text:p>Djibo</text:p>
          </table:table-cell>
          <table:table-cell office:value-type="string" office:value="Zeïnabou">
            <text:p>Zeïnabou</text:p>
          </table:table-cell>
          <table:table-cell office:value-type="string" office:value="Sawadogo">
            <text:p>Sawadogo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86">
            <text:p>586</text:p>
          </table:table-cell>
          <table:table-cell office:value-type="string" office:value="Fakouma">
            <text:p>Fakouma</text:p>
          </table:table-cell>
          <table:table-cell office:value-type="string" office:value="Sininta">
            <text:p>Sinint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4-11-19T00:00:00">
            <text:p>Wed Nov 19 00:00:00 2014</text:p>
          </table:table-cell>
          <table:table-cell office:value-type="string" office:value="Salif">
            <text:p>Salif</text:p>
          </table:table-cell>
          <table:table-cell office:value-type="string" office:value="Sininta">
            <text:p>Sininta</text:p>
          </table:table-cell>
          <table:table-cell office:value-type="string" office:value="Kadiatou">
            <text:p>Kadiatou</text:p>
          </table:table-cell>
          <table:table-cell office:value-type="string" office:value="Diallo">
            <text:p>Diallo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87">
            <text:p>587</text:p>
          </table:table-cell>
          <table:table-cell office:value-type="string" office:value="Dicko Issa">
            <text:p>Dicko Issa</text:p>
          </table:table-cell>
          <table:table-cell office:value-type="string" office:value="Tamboura">
            <text:p>Tambour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4-07-08T00:00:00">
            <text:p>Tue Jul  8 00:00:00 2014</text:p>
          </table:table-cell>
          <table:table-cell office:value-type="string" office:value="Youssouf">
            <text:p>Youssouf</text:p>
          </table:table-cell>
          <table:table-cell office:value-type="string" office:value="Tamboura">
            <text:p>Tamboura</text:p>
          </table:table-cell>
          <table:table-cell office:value-type="string" office:value="Aminata">
            <text:p>Aminata</text:p>
          </table:table-cell>
          <table:table-cell office:value-type="string" office:value="Diarra">
            <text:p>Diarra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88">
            <text:p>588</text:p>
          </table:table-cell>
          <table:table-cell office:value-type="string" office:value="Amadou">
            <text:p>Amadou</text:p>
          </table:table-cell>
          <table:table-cell office:value-type="string" office:value="Boré">
            <text:p>Boré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04-14T00:00:00">
            <text:p>Tue Apr 14 00:00:00 2015</text:p>
          </table:table-cell>
          <table:table-cell office:value-type="string" office:value="Lassina">
            <text:p>Lassina</text:p>
          </table:table-cell>
          <table:table-cell office:value-type="string" office:value="Boré">
            <text:p>Boré</text:p>
          </table:table-cell>
          <table:table-cell office:value-type="string" office:value="Korotoumou">
            <text:p>Korotoumou</text:p>
          </table:table-cell>
          <table:table-cell office:value-type="string" office:value="Traore">
            <text:p>Traore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89">
            <text:p>589</text:p>
          </table:table-cell>
          <table:table-cell office:value-type="string" office:value="Wassa">
            <text:p>Wassa</text:p>
          </table:table-cell>
          <table:table-cell office:value-type="string" office:value="Traore">
            <text:p>Traore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3-24T00:00:00">
            <text:p>Thu Mar 24 00:00:00 2016</text:p>
          </table:table-cell>
          <table:table-cell office:value-type="string" office:value="Modibo">
            <text:p>Modibo</text:p>
          </table:table-cell>
          <table:table-cell office:value-type="string" office:value="Traore">
            <text:p>Traore</text:p>
          </table:table-cell>
          <table:table-cell office:value-type="string" office:value="Goundo">
            <text:p>Goundo</text:p>
          </table:table-cell>
          <table:table-cell office:value-type="string" office:value="Dolo">
            <text:p>Dolo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90">
            <text:p>590</text:p>
          </table:table-cell>
          <table:table-cell office:value-type="string" office:value="Kadiatou">
            <text:p>Kadiatou</text:p>
          </table:table-cell>
          <table:table-cell office:value-type="string" office:value="Saounera">
            <text:p>Saouner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12-09T00:00:00">
            <text:p>Fri Dec  9 00:00:00 2016</text:p>
          </table:table-cell>
          <table:table-cell office:value-type="string" office:value="Ousmane">
            <text:p>Ousmane</text:p>
          </table:table-cell>
          <table:table-cell office:value-type="string" office:value="Saounera">
            <text:p>Saounera</text:p>
          </table:table-cell>
          <table:table-cell office:value-type="string" office:value="Zeïnabou">
            <text:p>Zeïnabou</text:p>
          </table:table-cell>
          <table:table-cell office:value-type="string" office:value="Traore">
            <text:p>Traore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91">
            <text:p>591</text:p>
          </table:table-cell>
          <table:table-cell office:value-type="string" office:value="Sidi">
            <text:p>Sidi</text:p>
          </table:table-cell>
          <table:table-cell office:value-type="string" office:value="Kalane">
            <text:p>Kalane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6-10T00:00:00">
            <text:p>Fri Jun 10 00:00:00 2016</text:p>
          </table:table-cell>
          <table:table-cell office:value-type="string" office:value="Massama">
            <text:p>Massama</text:p>
          </table:table-cell>
          <table:table-cell office:value-type="string" office:value="Kalane">
            <text:p>Kalane</text:p>
          </table:table-cell>
          <table:table-cell office:value-type="string" office:value="Bintou">
            <text:p>Bintou</text:p>
          </table:table-cell>
          <table:table-cell office:value-type="string" office:value="Coulibaly">
            <text:p>Coulibaly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592">
            <text:p>592</text:p>
          </table:table-cell>
          <table:table-cell office:value-type="string" office:value="Aboubacar">
            <text:p>Aboubacar</text:p>
          </table:table-cell>
          <table:table-cell office:value-type="string" office:value="Camara">
            <text:p>Camar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2-09T00:00:00">
            <text:p>Tue Feb  9 00:00:00 2016</text:p>
          </table:table-cell>
          <table:table-cell office:value-type="string" office:value="Mohamed">
            <text:p>Mohamed</text:p>
          </table:table-cell>
          <table:table-cell office:value-type="string" office:value="Camara">
            <text:p>Camara</text:p>
          </table:table-cell>
          <table:table-cell office:value-type="string" office:value="Senou">
            <text:p>Senou</text:p>
          </table:table-cell>
          <table:table-cell office:value-type="string" office:value="Kafoune">
            <text:p>Kafoune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593">
            <text:p>593</text:p>
          </table:table-cell>
          <table:table-cell office:value-type="string" office:value="Sekou">
            <text:p>Sekou</text:p>
          </table:table-cell>
          <table:table-cell office:value-type="string" office:value="Kalane">
            <text:p>Kalane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5-14T00:00:00">
            <text:p>Sat May 14 00:00:00 2016</text:p>
          </table:table-cell>
          <table:table-cell office:value-type="string" office:value="Tiena">
            <text:p>Tiena</text:p>
          </table:table-cell>
          <table:table-cell office:value-type="string" office:value="Kalane">
            <text:p>Kalane</text:p>
          </table:table-cell>
          <table:table-cell office:value-type="string" office:value="Oumou">
            <text:p>Oumou</text:p>
          </table:table-cell>
          <table:table-cell office:value-type="string" office:value="Traore">
            <text:p>Traore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594">
            <text:p>594</text:p>
          </table:table-cell>
          <table:table-cell office:value-type="string" office:value="Aïché">
            <text:p>Aïché</text:p>
          </table:table-cell>
          <table:table-cell office:value-type="string" office:value="Sougouna">
            <text:p>Sougoun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12-31T00:00:00">
            <text:p>Thu Dec 31 00:00:00 2015</text:p>
          </table:table-cell>
          <table:table-cell office:value-type="string" office:value="Alou">
            <text:p>Alou</text:p>
          </table:table-cell>
          <table:table-cell office:value-type="string" office:value="Sougouna">
            <text:p>Sougouna</text:p>
          </table:table-cell>
          <table:table-cell office:value-type="string" office:value="Ramata">
            <text:p>Ramata</text:p>
          </table:table-cell>
          <table:table-cell office:value-type="string" office:value="Ballo">
            <text:p>Ballo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95">
            <text:p>595</text:p>
          </table:table-cell>
          <table:table-cell office:value-type="string" office:value="Alou">
            <text:p>Alou</text:p>
          </table:table-cell>
          <table:table-cell office:value-type="string" office:value="Kébé">
            <text:p>Kébé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6-13T00:00:00">
            <text:p>Mon Jun 13 00:00:00 2016</text:p>
          </table:table-cell>
          <table:table-cell office:value-type="string" office:value="Seydou">
            <text:p>Seydou</text:p>
          </table:table-cell>
          <table:table-cell office:value-type="string" office:value="Kébé">
            <text:p>Kébé</text:p>
          </table:table-cell>
          <table:table-cell office:value-type="string" office:value="Adam">
            <text:p>Adam</text:p>
          </table:table-cell>
          <table:table-cell office:value-type="string" office:value="Samake">
            <text:p>Samake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96">
            <text:p>596</text:p>
          </table:table-cell>
          <table:table-cell office:value-type="string" office:value="Maïmouna">
            <text:p>Maïmouna</text:p>
          </table:table-cell>
          <table:table-cell office:value-type="string" office:value="Koné">
            <text:p>Koné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9-25T00:00:00">
            <text:p>Sun Sep 25 00:00:00 2016</text:p>
          </table:table-cell>
          <table:table-cell office:value-type="string" office:value="Alou">
            <text:p>Alou</text:p>
          </table:table-cell>
          <table:table-cell office:value-type="string" office:value="Koné">
            <text:p>Koné</text:p>
          </table:table-cell>
          <table:table-cell office:value-type="string" office:value="Hawa">
            <text:p>Hawa</text:p>
          </table:table-cell>
          <table:table-cell office:value-type="string" office:value="Dieng">
            <text:p>Dieng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97">
            <text:p>597</text:p>
          </table:table-cell>
          <table:table-cell office:value-type="string" office:value="Seydou">
            <text:p>Seydou</text:p>
          </table:table-cell>
          <table:table-cell office:value-type="string" office:value="Zalla">
            <text:p>Zall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4-10-01T00:00:00">
            <text:p>Wed Oct  1 00:00:00 2014</text:p>
          </table:table-cell>
          <table:table-cell office:value-type="string" office:value="Kefing">
            <text:p>Kefing</text:p>
          </table:table-cell>
          <table:table-cell office:value-type="string" office:value="Zalla">
            <text:p>Zalla</text:p>
          </table:table-cell>
          <table:table-cell office:value-type="string" office:value="Dado">
            <text:p>Dado</text:p>
          </table:table-cell>
          <table:table-cell office:value-type="string" office:value="Diallo">
            <text:p>Diallo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598">
            <text:p>598</text:p>
          </table:table-cell>
          <table:table-cell office:value-type="string" office:value="Ousmane">
            <text:p>Ousmane</text:p>
          </table:table-cell>
          <table:table-cell office:value-type="string" office:value="Diabaté">
            <text:p>Diabaté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12-24T00:00:00">
            <text:p>Sat Dec 24 00:00:00 2016</text:p>
          </table:table-cell>
          <table:table-cell office:value-type="string" office:value="Bina">
            <text:p>Bina</text:p>
          </table:table-cell>
          <table:table-cell office:value-type="string" office:value="Diabaté">
            <text:p>Diabaté</text:p>
          </table:table-cell>
          <table:table-cell office:value-type="string" office:value="Alimata">
            <text:p>Alimata</text:p>
          </table:table-cell>
          <table:table-cell office:value-type="string" office:value="Bouare">
            <text:p>Bouare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99">
            <text:p>599</text:p>
          </table:table-cell>
          <table:table-cell office:value-type="string" office:value="Bourama">
            <text:p>Bourama</text:p>
          </table:table-cell>
          <table:table-cell office:value-type="string" office:value="Sacko">
            <text:p>Sacko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7-24T00:00:00">
            <text:p>Sun Jul 24 00:00:00 2016</text:p>
          </table:table-cell>
          <table:table-cell office:value-type="string" office:value="Moussa">
            <text:p>Moussa</text:p>
          </table:table-cell>
          <table:table-cell office:value-type="string" office:value="Sacko">
            <text:p>Sacko</text:p>
          </table:table-cell>
          <table:table-cell office:value-type="string" office:value="Aïssata">
            <text:p>Aïssata</text:p>
          </table:table-cell>
          <table:table-cell office:value-type="string" office:value="Diallo">
            <text:p>Diallo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600">
            <text:p>600</text:p>
          </table:table-cell>
          <table:table-cell office:value-type="string" office:value="Alou Badra">
            <text:p>Alou Badra</text:p>
          </table:table-cell>
          <table:table-cell office:value-type="string" office:value="Bangoura">
            <text:p>Bangour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3-05T00:00:00">
            <text:p>Sat Mar  5 00:00:00 2016</text:p>
          </table:table-cell>
          <table:table-cell office:value-type="string" office:value="Mamadou">
            <text:p>Mamadou</text:p>
          </table:table-cell>
          <table:table-cell office:value-type="string" office:value="Bangoura">
            <text:p>Bangoura</text:p>
          </table:table-cell>
          <table:table-cell office:value-type="string" office:value="Almoussouna">
            <text:p>Almoussouna</text:p>
          </table:table-cell>
          <table:table-cell office:value-type="string" office:value="Dicko">
            <text:p>Dicko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601">
            <text:p>601</text:p>
          </table:table-cell>
          <table:table-cell office:value-type="string" office:value="Mamadou Latif">
            <text:p>Mamadou Latif</text:p>
          </table:table-cell>
          <table:table-cell office:value-type="string" office:value="Doumbia">
            <text:p>Doumbia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6-06-05T00:00:00">
            <text:p>Sun Jun  5 00:00:00 2016</text:p>
          </table:table-cell>
          <table:table-cell office:value-type="string" office:value="Aly">
            <text:p>Aly</text:p>
          </table:table-cell>
          <table:table-cell office:value-type="string" office:value="Doumbia">
            <text:p>Doumbia</text:p>
          </table:table-cell>
          <table:table-cell office:value-type="string" office:value="Korotoumou">
            <text:p>Korotoumou</text:p>
          </table:table-cell>
          <table:table-cell office:value-type="string" office:value="Koné">
            <text:p>Koné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602">
            <text:p>602</text:p>
          </table:table-cell>
          <table:table-cell office:value-type="string" office:value="Cheickné Amada">
            <text:p>Cheickné Amada</text:p>
          </table:table-cell>
          <table:table-cell office:value-type="string" office:value="Diakite">
            <text:p>Diakite</text:p>
          </table:table-cell>
          <table:table-cell office:value-type="string" office:value="">
            <text:p/>
          </table:table-cell>
          <table:table-cell office:value-type="string" office:value="Bamako">
            <text:p>Bamako</text:p>
          </table:table-cell>
          <table:table-cell office:value-type="date" office:date-value="2015-05-18T00:00:00">
            <text:p>Mon May 18 00:00:00 2015</text:p>
          </table:table-cell>
          <table:table-cell office:value-type="string" office:value="Diala">
            <text:p>Diala</text:p>
          </table:table-cell>
          <table:table-cell office:value-type="string" office:value="Diakite">
            <text:p>Diakite</text:p>
          </table:table-cell>
          <table:table-cell office:value-type="string" office:value="Fatoumata">
            <text:p>Fatoumata</text:p>
          </table:table-cell>
          <table:table-cell office:value-type="string" office:value="Soumounou">
            <text:p>Soumounou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value="">
            <text:p/>
          </table:table-cell>
          <table:table-cell office:value-type="string" office:value="Moctar">
            <text:p>Moctar</text:p>
          </table:table-cell>
          <table:table-cell office:value-type="string" office:value="Cisse">
            <text:p>Ci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isse">
            <text:p>Ciss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config="urn:oasis:names:tc:opendocument:xmlns:config:1.0" xmlns:ooo="http://openoffice.org/2004/office" xmlns:dc="http://purl.org/dc/elements/1.1/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